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4f694" officeooo:paragraph-rsid="0014f694"/>
    </style:style>
    <style:style style:name="P2" style:family="paragraph" style:parent-style-name="Text_20_body" style:list-style-name="L1">
      <style:text-properties officeooo:rsid="00153495" officeooo:paragraph-rsid="00153495"/>
    </style:style>
    <style:style style:name="P3" style:family="paragraph" style:parent-style-name="Text_20_body" style:list-style-name="L1">
      <style:text-properties officeooo:rsid="00153495" officeooo:paragraph-rsid="0016ede1"/>
    </style:style>
    <style:style style:name="P4" style:family="paragraph" style:parent-style-name="Text_20_body" style:list-style-name="L1">
      <style:text-properties officeooo:rsid="001686bd" officeooo:paragraph-rsid="001686bd"/>
    </style:style>
    <style:style style:name="P5" style:family="paragraph" style:parent-style-name="Text_20_body" style:list-style-name="L1">
      <style:text-properties officeooo:rsid="0016ede1" officeooo:paragraph-rsid="0016ede1"/>
    </style:style>
    <style:style style:name="P6" style:family="paragraph" style:parent-style-name="Text_20_body" style:list-style-name="L1">
      <style:text-properties officeooo:rsid="0016ede1" officeooo:paragraph-rsid="001717e7"/>
    </style:style>
    <style:style style:name="P7" style:family="paragraph" style:parent-style-name="Text_20_body" style:list-style-name="L1">
      <style:text-properties officeooo:rsid="001b071f" officeooo:paragraph-rsid="001b071f"/>
    </style:style>
    <style:style style:name="P8" style:family="paragraph" style:parent-style-name="Text_20_body" style:list-style-name="L1">
      <style:text-properties officeooo:rsid="001bcf62" officeooo:paragraph-rsid="001bcf62"/>
    </style:style>
    <style:style style:name="P9" style:family="paragraph" style:parent-style-name="Text_20_body" style:list-style-name="L1">
      <style:text-properties officeooo:rsid="001bd430" officeooo:paragraph-rsid="001bd430"/>
    </style:style>
    <style:style style:name="P10" style:family="paragraph" style:parent-style-name="Heading_20_1">
      <style:text-properties officeooo:rsid="0014f694" officeooo:paragraph-rsid="0014f694"/>
    </style:style>
    <style:style style:name="T1" style:family="text">
      <style:text-properties officeooo:rsid="0016ede1"/>
    </style:style>
    <style:style style:name="T2" style:family="text">
      <style:text-properties officeooo:rsid="001717e7"/>
    </style:style>
    <style:style style:name="T3" style:family="text">
      <style:text-properties fo:color="#ff0000"/>
    </style:style>
    <style:style style:name="T4" style:family="text">
      <style:text-properties fo:color="#ff0000" officeooo:rsid="001717e7"/>
    </style:style>
    <style:style style:name="T5" style:family="text">
      <style:text-properties fo:language="en" fo:country="US"/>
    </style:style>
    <style:style style:name="T6" style:family="text">
      <style:text-properties fo:language="cs" fo:country="CZ"/>
    </style:style>
    <style:style style:name="T7" style:family="text">
      <style:text-properties fo:language="cs" fo:country="CZ" officeooo:rsid="001dffc7"/>
    </style:style>
    <style:style style:name="T8" style:family="text">
      <style:text-properties officeooo:rsid="001e68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UMR: Jak na Github ve Windows</text:h>
      <text:list xml:id="list4202277157" text:style-name="L1">
        <text:list-item>
          <text:p text:style-name="P1">Stáhnout a nainstalovat Git pro Windows (<text:a xlink:type="simple" xlink:href="https://git-scm.com/download/win" text:style-name="Internet_20_link" text:visited-style-name="Visited_20_Internet_20_Link">https://git-scm.com/download/win</text:a>). To je jádro, které zajistí komunikaci počítače s Githubem. Dá se ovládat z příkazového řádku, ale typicky to nebudeme dělat a necháme Tortoise Git, aby to jádro ovládal za nás.</text:p>
          <text:list>
            <text:list-item>
              <text:p text:style-name="P4">Během instalace Gitu budeme dotázáni na jméno a e-mailovou adresu. Tyto údaje nemusí nijak odpovídat našim přihlašovacím údajům na Github. Slouží pouze jako podpis, který se přilepí ke každé verzi obsahu našeho repozitáře, kterou uložíme. Neslouží ale k tomu, aby Github poznal, že máme právo nové verze odeslat na jeho server.</text:p>
            </text:list-item>
          </text:list>
        </text:list-item>
        <text:list-item>
          <text:p text:style-name="P1">Stáhnout a nainstalovat Tortoise Git (<text:a xlink:type="simple" xlink:href="https://tortoisegit.org/download/" text:style-name="Internet_20_link" text:visited-style-name="Visited_20_Internet_20_Link">https://tortoisegit.org/download/</text:a>). To je grafické rozhraní ke Gitu, přístupné přes kliknutí pravou myší na soubor nebo složku v Průzkumníku Windows. Pokud jste dříve používali Tortoise SVN, bude vám ovládání povědomé.</text:p>
        </text:list-item>
        <text:list-item>
          <text:p text:style-name="P2">Dále budeme potřebovat dva programy z balíku PuTTY: PuTTYgen a Pageant. Pokud jste používali PuTTY jako SSH klienta pro přístup do úfalí sítě, nejspíš už jste je měli. V každém případě jste je teď získali i jako součást Tortoise Gitu. Je tedy možné, že máte kopie těchto programů na dvou různých místech. <text:span text:style-name="T8">Mělo by ale být jedno, kterou z nich použijete.</text:span></text:p>
        </text:list-item>
        <text:list-item>
          <text:p text:style-name="P2">PuTTYgen pustíme jednorázově, abychom vygenerovali dvojici veřejného a soukromého klíče pro přístup na Github. Pokud už máte takovou dvojici klíčů <text:span text:style-name="T1">z nějakého důvodu </text:span>z dřívějška, pravděpodobně ji můžete využít i zde a nemusíte generovat novou. Veřejný klíč je určený k nahrání do vašeho profilu na Github. Spíš než jako klíč si ho představte jako klíčovou dírku. Kdokoli se později prokáže pasujícím soukromým klíčem, dostane na Githubu práva spojená s vaším účtem, např. tedy právo zápisu do repozitáře ufal/UMR. Soukromý klíč budete mít uložený v souboru na svém počítači a bude zašifrován s použitím hesla, aby ho nemohl použít každý, kdo získal přístup k vašemu počítači.</text:p>
        </text:list-item>
        <text:list-item>
          <text:p text:style-name="P3">PuTTYgen je jedno okno. Nejdřív klikněte na tlačítko Generovat, pak podle pokynů jezděte náhodně myší, až než bude program spokojen a klíč vygenerován. Potom zadejte a zopakujte heslo pro soukromý klíč. Potom si uložte soukromý klíč někam na disk do souboru s příponou .ppk, např. soukromy-klic.ppk. Následovně přímo z okna okopírujte řetězec s OpenSSH verzí veřejného klíče (pozor, když stisknete tlačítko Uložit veřejný klíč, bude to možná v jiném formátu, který se Githubu nebude líbit). Na Githubu najděte stránku svého profilu, klikněte na Settings <text:span text:style-name="T1">(</text:span><text:a xlink:type="simple" xlink:href="https://github.com/settings/profile" text:style-name="Internet_20_link" text:visited-style-name="Visited_20_Internet_20_Link"><text:span text:style-name="T1">https://github.com/settings/profile</text:span></text:a><text:span text:style-name="T1">)</text:span>, v menu vyberte SSH <text:span text:style-name="T1">and GPG</text:span> keys, zvolte <text:span text:style-name="T1">New SSH</text:span> key a vložte text klíče, který jste okopírovali z okna PuTTYgenu.</text:p>
        </text:list-item>
        <text:list-item>
          <text:p text:style-name="P5">Program Pageant na vašem počítači slouží k tomu, abyste nemuseli zadávat heslo k soukromému klíči znova při každé interakci s Githubem. Když ho spustíte, řeknete mu, kde leží soubor s vaším soukromým klíčem, na požádání sdělíte heslo ke klíči, Pageant si ho rozšifruje, nechá si ho v paměti a sám pak zůstane běžet na pozadí, aby mohl váš soukromý klíč dodat pokaždé, když ho bude Tortoise Git potřebovat. Dokud tedy Pageant poběží, <text:soft-page-break/>nebudete muset zadávat heslo znova. Pokud ale restartujete počítač (popř. ručně vypnete Pageant), budete muset znova spustit Pageant, otevřít soubor s klíčem a zadat heslo.</text:p>
          <text:list>
            <text:list-item>
              <text:p text:style-name="P6">Chcete-li, můžete nastavit Windows tak, aby se vždy po restartu počítače Pageant automaticky spustil a načetl dotyčný soukromý klíč. <text:span text:style-name="T2">K tomu potřebujete nejdříve najít umístění programu Pageant na vašem počítači, např. C:\Program Files\TortoiseGit\bin\pageant.exe. Když ho najdete, klikněte na něj pravou myší, vyberte „Kopírovat“, pak klikněte pravou myší třeba na plochu a vyberte „Vložit zástupce“. Vytvoří se vám soubor „pageant.exe – zástupce“, můžete si ho klidně přejmenovat, chcete-li. Pak na něj klikněte pravou myší, otevřete „Vlastnosti“, otevře se okno, v něm vyberte záložku „Zástupce“ a do kolonky „Spustit v“ vyplňte složku, do které jste uložili svůj soukromý klíč, např. „C:\Users\</text:span><text:span text:style-name="T4">Dan</text:span><text:span text:style-name="T2">\Documents\Klíče“. Do kolonky „Cíl“ potom přidejte jméno souboru s klíčem, takže tam budete mít jak cestu k programu Pageant, tak soubor s klíčem, třeba takto: „"C:\Program Files\TortoiseGit\bin\pageant.exe" "soukromy-klic.ppk"“. Vlastnosti uložte stisknutím OK. Poslední krok je, že tohoto zástupce musíte zkopírovat (nebo přesunout) do složky, kde Windows hledají programy ke spuštění po startu. Klikněte na zástupce, stiskněte CTRL+C (nebo klikněte pravou myší a vyberte „Kopírovat“), potom v Průzkumníkovi Windows zadejte do adresního řádku</text:span> „<text:span text:style-name="T2">shell:startup“ a stiskněte Enter. Mně to skočí do adresáře „C:\Users\</text:span><text:span text:style-name="T4">Dan</text:span><text:span text:style-name="T2">\AppData\Roaming\Microsoft\Windows\Start Menu\Programs“, ale u vás se ta cesta bude lišit přinejmenším uživatelským jménem, možná i víc. Do této složky vlezte a zástupce tam vložte (CTRL+V). Po příštím restartu počítače by se měl Pageant sám spustit a zobrazit výzvu, abyste zadali heslo ke svému soukromému klíči.</text:span></text:p>
            </text:list-item>
          </text:list>
        </text:list-item>
        <text:list-item>
          <text:p text:style-name="P7">Máme vše nainstalováno, nyní můžeme provést prvotní vybalení naší lokální kopie repozitáře UMR. Otevřete prohlížeč a jděte na stránku repozitáře na Githubu (<text:a xlink:type="simple" xlink:href="https://github.com/ufal/UMR" text:style-name="Internet_20_link" text:visited-style-name="Visited_20_Internet_20_Link">https://github.com/ufal/UMR</text:a>). Kousek napravo od středu je výrazné zelené tlačítko „&lt;&gt; Code“. Klikněte na něj, objeví se záložka „Local“, v ní podzáložky „HTTPS“, „SSH“ a „GitHub CLI“, vyberte tu prostřední, tj. „SSH“. Objeví se adresa, kterou potřebuje Tortoise Git na vašem počítači, aby se s repozitářem UMR mohl synchronizovat: „<text:a xlink:type="simple" xlink:href="mailto:git@github.com" text:style-name="Internet_20_link" text:visited-style-name="Visited_20_Internet_20_Link">git@github.com</text:a>:ufal/UMR.git“. Zkopírujte ji do schránky. Pak na svém počítači otevřete Průzkumník Windows a jděte do složky, ve které chcete mít kopii UMR jako podsložku. Třeba do C:\Users\<text:span text:style-name="T3">Dan</text:span>\Documents. Klikněte na složku pravou myší, z kontextového menu vyberte „Git Clone…“. Objeví se okno, v něm je důležitá kolonka URL, v ní už by mělo být předvyplněno to, co máte ve schránce, tedy „<text:a xlink:type="simple" xlink:href="mailto:git@github.com" text:style-name="Internet_20_link" text:visited-style-name="Visited_20_Internet_20_Link">git@github.com</text:a>:ufal/UMR.git“. Klikněte na OK. Vybalí se vám lokální kopie složky UMR. Pokud jste dříve pracovali s Tortoise SVN, bude vám povědomé, že složka má na své ikoně přidané zelené kolečko s fajfkou, značící, že nemáte žádné lokální neuložené změny.</text:p>
        </text:list-item>
        <text:list-item>
          <text:p text:style-name="P8">Klikněte pravou myší na složku UMR, z kontextové nabídky vyberte „TortoiseGit / Pull…“ To je obdoba svn update, tj. spojí se se serverem (na Githubu), zjistí, zda tam někdo nahrál nové změny, které ještě nemáte lokálně, a pokud ano, tak je stáhne a integruje do vaší lokální verze. Teď těsně po naklonování tam pravděpodobně nic nového není, ale v budoucnosti bude tohle jedna z nejdůležitějších operací, kterou budete dělat.</text:p>
        </text:list-item>
        <text:list-item>
          <text:p text:style-name="P8"><text:soft-page-break/>Jestliže provedete změny v nějakém souboru ve složce UMR, dotyčný soubor i složky nad ním změní ikonu a červené kolečko vás bude varovat, že máte lokální změny, které ještě nebyly uloženy jako další verze obsahu repozitáře. V SVN by vám stačilo provést příkaz commit, tady budou kroky dva: commit a push. Ten první sice uloží do historie gitu novou verzi (ke které se později budete moci vrátit), ale ještě nekomunikuje se serverem na Githubu, vše se děje pouze lokálně: klikněte pravou myší na složku UMR, vyberte „Git Commit <text:span text:style-name="T5">→ "main"…</text:span><text:span text:style-name="T6">“, vyplňte krátký popis změn do políčka „Message“, pak stiskněte tlačítko „Commit“. Druhý krok, „Push“, vám bude nabídnut hned po doběhnutí Commitu; k němu už potřebujete být připojeni k internetu. TortoiseGit se zeptá Githubu, zda tam mezitím nepřibyly změny od někoho jiného. Pokud ano, Push skončí chybou a vy budete vyzváni, abyste si nejdřív synchronizovali svou lokální verzi pomocí Pull, pak abyste zkusili Push zopakovat. Pokud na serveru nic nového není, Push se rovnou provede.</text:span></text:p>
        </text:list-item>
        <text:list-item>
          <text:p text:style-name="P9"><text:span text:style-name="T6">Pokud chcete do gitového verzování přidat nový soubor, umístěte ho do složky UMR, klikněte na něj pravou myší, vyberte „TortoiseGit / Add…“. Potom proveďte Commit a Push.</text:span></text:p>
        </text:list-item>
        <text:list-item>
          <text:p text:style-name="P9"><text:span text:style-name="T6">V prohlížeči můžete obnovit stránku repozitáře na Githubu a přesvědčit se, že jsou tam Vaše změny vidět. Historii commitů můžete vidět zde: </text:span><text:a xlink:type="simple" xlink:href="https://github.com/ufal/UMR/commits/main" text:style-name="Internet_20_link" text:visited-style-name="Visited_20_Internet_20_Link">https://github.com/ufal/UMR/commits/main</text:a><text:span text:style-name="T6">. Procházet obsah repozitáře můžete na záložce Code, tj. na adrese </text:span><text:a xlink:type="simple" xlink:href="https://github.com/ufal/UMR" text:style-name="Internet_20_link" text:visited-style-name="Visited_20_Internet_20_Link">https://github.com/ufal/UMR</text:a><text:span text:style-name="T6">. A diskuse o různých problémech, na které narazíme, je na záložce Issues, tj. na adrese </text:span><text:a xlink:type="simple" xlink:href="https://github.com/ufal/UMR/issues" text:style-name="Internet_20_link" text:visited-style-name="Visited_20_Internet_20_Link">https://github.com/ufal/UMR/issues</text:a><text:span text:style-name="T6">. Na záložce Code je tedy obsah repozitáře, tj. soubory, které se Vám prostřednictvím TortoiseGit synchronizují na váš počítač. Naproti tomu diskuse v Issues vidíte pouze na webu a nejsou obsahem repozitáře (dají se ale velmi dobře vytvářet odkazy z diskuse na jednotlivé soubory v repozitáři, nebo dokonce i na konkrétní řádky uvnitř textového souboru; </text:span><text:span text:style-name="T7">kromě toho se dají dělat odkazy z jednoho issue do jiného</text:span><text:span text:style-name="T6">). Vpravo nahoře v prohlížeči máte nabídku, která se pravděpodobně jmenuje „Watch“ (následováno číslem). Tam můžete vybrat „All activity“. Od té chvíle dostanete notifikaci e-mailem pokaždé, když někdo založí novou diskusi (issue) u repozitáře UMR. Výchozí stav je, že je tam zaškrtnuto „Participating and @mentions“, což znamená, že notifikace e-mailem vám přijde pouze u takového issue, který jste založili, do kterého jste přispěli nějakým komentářem, nebo ve kterém vás někdo zmínil pomocí znaku @ následovaného vaším uživatelským jméne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23-06-12T18:47:41.732000000</meta:creation-date>
    <dc:date>2023-06-12T23:09:06.080000000</dc:date>
    <dc:creator>Daniel Zeman</dc:creator>
    <meta:editing-duration>PT23M30S</meta:editing-duration>
    <meta:editing-cycles>9</meta:editing-cycles>
    <meta:generator>LibreOffice/5.3.1.2$Windows_X86_64 LibreOffice_project/e80a0e0fd1875e1696614d24c32df0f95f03deb2</meta:generator>
    <meta:document-statistic meta:table-count="0" meta:image-count="0" meta:object-count="0" meta:page-count="3" meta:paragraph-count="14" meta:word-count="1354" meta:character-count="8949" meta:non-whitespace-character-count="7621"/>
  </office:meta>
</office:document-meta>
</file>